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pt"/>
    </style:style>
    <style:style style:name="co2" style:family="table-column">
      <style:table-column-properties fo:break-before="auto" style:column-width="70.64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135.69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43.86pt"/>
    </style:style>
    <style:style style:name="co7" style:family="table-column">
      <style:table-column-properties fo:break-before="auto" style:column-width="40.65pt"/>
    </style:style>
    <style:style style:name="co8" style:family="table-column">
      <style:table-column-properties fo:break-before="auto" style:column-width="56.3pt"/>
    </style:style>
    <style:style style:name="co9" style:family="table-column">
      <style:table-column-properties fo:break-before="auto" style:column-width="70.04pt"/>
    </style:style>
    <style:style style:name="co10" style:family="table-column">
      <style:table-column-properties fo:break-before="auto" style:column-width="56.89pt"/>
    </style:style>
    <style:style style:name="co11" style:family="table-column">
      <style:table-column-properties fo:break-before="auto" style:column-width="60.04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6.94pt"/>
    </style:style>
    <style:style style:name="co14" style:family="table-column">
      <style:table-column-properties fo:break-before="auto" style:column-width="131.95pt"/>
    </style:style>
    <style:style style:name="co15" style:family="table-column">
      <style:table-column-properties fo:break-before="auto" style:column-width="103.8pt"/>
    </style:style>
    <style:style style:name="co16" style:family="table-column">
      <style:table-column-properties fo:break-before="auto" style:column-width="107.55pt"/>
    </style:style>
    <style:style style:name="co17" style:family="table-column">
      <style:table-column-properties fo:break-before="auto" style:column-width="78.15pt"/>
    </style:style>
    <style:style style:name="co18" style:family="table-column">
      <style:table-column-properties fo:break-before="auto" style:column-width="109.45pt"/>
    </style:style>
    <style:style style:name="co19" style:family="table-column">
      <style:table-column-properties fo:break-before="auto" style:column-width="100.06pt"/>
    </style:style>
    <style:style style:name="co20" style:family="table-column">
      <style:table-column-properties fo:break-before="auto" style:column-width="46.29pt"/>
    </style:style>
    <style:style style:name="co21" style:family="table-column">
      <style:table-column-properties fo:break-before="auto" style:column-width="106.3pt"/>
    </style:style>
    <style:style style:name="co22" style:family="table-column">
      <style:table-column-properties fo:break-before="auto" style:column-width="74.41pt"/>
    </style:style>
    <style:style style:name="co23" style:family="table-column">
      <style:table-column-properties fo:break-before="auto" style:column-width="93.2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75.06pt"/>
    </style:style>
    <style:style style:name="co26" style:family="table-column">
      <style:table-column-properties fo:break-before="auto" style:column-width="110.69pt"/>
    </style:style>
    <style:style style:name="co27" style:family="table-column">
      <style:table-column-properties fo:break-before="auto" style:column-width="116.96pt"/>
    </style:style>
    <style:style style:name="co28" style:family="table-column">
      <style:table-column-properties fo:break-before="auto" style:column-width="90.71pt"/>
    </style:style>
    <style:style style:name="co29" style:family="table-column">
      <style:table-column-properties fo:break-before="auto" style:column-width="146.35pt"/>
    </style:style>
    <style:style style:name="co30" style:family="table-column">
      <style:table-column-properties fo:break-before="auto" style:column-width="91.3pt"/>
    </style:style>
    <style:style style:name="co31" style:family="table-column">
      <style:table-column-properties fo:break-before="auto" style:column-width="204.49pt"/>
    </style:style>
    <style:style style:name="co32" style:family="table-column">
      <style:table-column-properties fo:break-before="auto" style:column-width="105.05pt"/>
    </style:style>
    <style:style style:name="co33" style:family="table-column">
      <style:table-column-properties fo:break-before="auto" style:column-width="141.36pt"/>
    </style:style>
    <style:style style:name="co34" style:family="table-column">
      <style:table-column-properties fo:break-before="auto" style:column-width="233.26pt"/>
    </style:style>
    <style:style style:name="co35" style:family="table-column">
      <style:table-column-properties fo:break-before="auto" style:column-width="182.61pt"/>
    </style:style>
    <style:style style:name="co36" style:family="table-column">
      <style:table-column-properties fo:break-before="auto" style:column-width="140.09pt"/>
    </style:style>
    <style:style style:name="co37" style:family="table-column">
      <style:table-column-properties fo:break-before="auto" style:column-width="183.26pt"/>
    </style:style>
    <style:style style:name="co38" style:family="table-column">
      <style:table-column-properties fo:break-before="auto" style:column-width="250.16pt"/>
    </style:style>
    <style:style style:name="co39" style:family="table-column">
      <style:table-column-properties fo:break-before="auto" style:column-width="126.31pt"/>
    </style:style>
    <style:style style:name="co40" style:family="table-column">
      <style:table-column-properties fo:break-before="auto" style:column-width="67.55pt"/>
    </style:style>
    <style:style style:name="co41" style:family="table-column">
      <style:table-column-properties fo:break-before="auto" style:column-width="78.8pt"/>
    </style:style>
    <style:style style:name="co42" style:family="table-column">
      <style:table-column-properties fo:break-before="auto" style:column-width="99.44pt"/>
    </style:style>
    <style:style style:name="co43" style:family="table-column">
      <style:table-column-properties fo:break-before="auto" style:column-width="96.29pt"/>
    </style:style>
    <style:style style:name="co44" style:family="table-column">
      <style:table-column-properties fo:break-before="auto" style:column-width="91.96pt"/>
    </style:style>
    <style:style style:name="co45" style:family="table-column">
      <style:table-column-properties fo:break-before="auto" style:column-width="151.34pt"/>
    </style:style>
    <style:style style:name="co46" style:family="table-column">
      <style:table-column-properties fo:break-before="auto" style:column-width="116.31pt"/>
    </style:style>
    <style:style style:name="co47" style:family="table-column">
      <style:table-column-properties fo:break-before="auto" style:column-width="95.05pt"/>
    </style:style>
    <style:style style:name="co48" style:family="table-column">
      <style:table-column-properties fo:break-before="auto" style:column-width="83.14pt"/>
    </style:style>
    <style:style style:name="co49" style:family="table-column">
      <style:table-column-properties fo:break-before="auto" style:column-width="62.56pt"/>
    </style:style>
    <style:style style:name="co50" style:family="table-column">
      <style:table-column-properties fo:break-before="auto" style:column-width="71.89pt"/>
    </style:style>
    <style:style style:name="co51" style:family="table-column">
      <style:table-column-properties fo:break-before="auto" style:column-width="77.56pt"/>
    </style:style>
    <style:style style:name="co52" style:family="table-column">
      <style:table-column-properties fo:break-before="auto" style:column-width="80.05pt"/>
    </style:style>
    <style:style style:name="co53" style:family="table-column">
      <style:table-column-properties fo:break-before="auto" style:column-width="73.81pt"/>
    </style:style>
    <style:style style:name="co54" style:family="table-column">
      <style:table-column-properties fo:break-before="auto" style:column-width="90.06pt"/>
    </style:style>
    <style:style style:name="co55" style:family="table-column">
      <style:table-column-properties fo:break-before="auto" style:column-width="81.3pt"/>
    </style:style>
    <style:style style:name="co56" style:family="table-column">
      <style:table-column-properties fo:break-before="auto" style:column-width="87.56pt"/>
    </style:style>
    <style:style style:name="co57" style:family="table-column">
      <style:table-column-properties fo:break-before="auto" style:column-width="75.66pt"/>
    </style:style>
    <style:style style:name="co58" style:family="table-column">
      <style:table-column-properties fo:break-before="auto" style:column-width="168.24pt"/>
    </style:style>
    <style:style style:name="co59" style:family="table-column">
      <style:table-column-properties fo:break-before="auto" style:column-width="111.29pt"/>
    </style:style>
    <style:style style:name="co60" style:family="table-column">
      <style:table-column-properties fo:break-before="auto" style:column-width="127.59pt"/>
    </style:style>
    <style:style style:name="co61" style:family="table-column">
      <style:table-column-properties fo:break-before="auto" style:column-width="165.71pt"/>
    </style:style>
    <style:style style:name="co62" style:family="table-column">
      <style:table-column-properties fo:break-before="auto" style:column-width="105.7pt"/>
    </style:style>
    <style:style style:name="co63" style:family="table-column">
      <style:table-column-properties fo:break-before="auto" style:column-width="108.79pt"/>
    </style:style>
    <style:style style:name="co64" style:family="table-column">
      <style:table-column-properties fo:break-before="auto" style:column-width="131.36pt"/>
    </style:style>
    <style:style style:name="co65" style:family="table-column">
      <style:table-column-properties fo:break-before="auto" style:column-width="76.31pt"/>
    </style:style>
    <style:style style:name="co66" style:family="table-column">
      <style:table-column-properties fo:break-before="auto" style:column-width="119.45pt"/>
    </style:style>
    <style:style style:name="co67" style:family="table-column">
      <style:table-column-properties fo:break-before="auto" style:column-width="153.21pt"/>
    </style:style>
    <style:style style:name="co68" style:family="table-column">
      <style:table-column-properties fo:break-before="auto" style:column-width="133.85pt"/>
    </style:style>
    <style:style style:name="co69" style:family="table-column">
      <style:table-column-properties fo:break-before="auto" style:column-width="101.31pt"/>
    </style:style>
    <style:style style:name="co70" style:family="table-column">
      <style:table-column-properties fo:break-before="auto" style:column-width="140.71pt"/>
    </style:style>
    <style:style style:name="co71" style:family="table-column">
      <style:table-column-properties fo:break-before="auto" style:column-width="104.46pt"/>
    </style:style>
    <style:style style:name="co72" style:family="table-column">
      <style:table-column-properties fo:break-before="auto" style:column-width="60.66pt"/>
    </style:style>
    <style:style style:name="co73" style:family="table-column">
      <style:table-column-properties fo:break-before="auto" style:column-width="71.29pt"/>
    </style:style>
    <style:style style:name="co74" style:family="table-column">
      <style:table-column-properties fo:break-before="auto" style:column-width="80.65pt"/>
    </style:style>
    <style:style style:name="co75" style:family="table-column">
      <style:table-column-properties fo:break-before="auto" style:column-width="79.4pt"/>
    </style:style>
    <style:style style:name="co76" style:family="table-column">
      <style:table-column-properties fo:break-before="auto" style:column-width="72.54pt"/>
    </style:style>
    <style:style style:name="co77" style:family="table-column">
      <style:table-column-properties fo:break-before="auto" style:column-width="68.8pt"/>
    </style:style>
    <style:style style:name="co78" style:family="table-column">
      <style:table-column-properties fo:break-before="auto" style:column-width="118.8pt"/>
    </style:style>
    <style:style style:name="co79" style:family="table-column">
      <style:table-column-properties fo:break-before="auto" style:column-width="69.39pt"/>
    </style:style>
    <style:style style:name="co80" style:family="table-column">
      <style:table-column-properties fo:break-before="auto" style:column-width="65.65pt"/>
    </style:style>
    <style:style style:name="co81" style:family="table-column">
      <style:table-column-properties fo:break-before="auto" style:column-width="82.54pt"/>
    </style:style>
    <style:style style:name="co82" style:family="table-column">
      <style:table-column-properties fo:break-before="auto" style:column-width="95.7pt"/>
    </style:style>
    <style:style style:name="co83" style:family="table-column">
      <style:table-column-properties fo:break-before="auto" style:column-width="58.79pt"/>
    </style:style>
    <style:style style:name="co84" style:family="table-column">
      <style:table-column-properties fo:break-before="auto" style:column-width="76.9pt"/>
    </style:style>
    <style:style style:name="co85" style:family="table-column">
      <style:table-column-properties fo:break-before="auto" style:column-width="66.9pt"/>
    </style:style>
    <style:style style:name="co86" style:family="table-column">
      <style:table-column-properties fo:break-before="auto" style:column-width="103.21pt"/>
    </style:style>
    <style:style style:name="co87" style:family="table-column">
      <style:table-column-properties fo:break-before="auto" style:column-width="85.66pt"/>
    </style:style>
    <style:style style:name="co88" style:family="table-column">
      <style:table-column-properties fo:break-before="auto" style:column-width="68.14pt"/>
    </style:style>
    <style:style style:name="co89" style:family="table-column">
      <style:table-column-properties fo:break-before="auto" style:column-width="63.16pt"/>
    </style:style>
    <style:style style:name="co90" style:family="table-column">
      <style:table-column-properties fo:break-before="auto" style:column-width="73.16pt"/>
    </style:style>
    <style:style style:name="co91" style:family="table-column">
      <style:table-column-properties fo:break-before="auto" style:column-width="55.05pt"/>
    </style:style>
    <style:style style:name="co92" style:family="table-column">
      <style:table-column-properties fo:break-before="auto" style:column-width="66.3pt"/>
    </style:style>
    <style:style style:name="co93" style:family="table-column">
      <style:table-column-properties fo:break-before="auto" style:column-width="85.04pt"/>
    </style:style>
    <style:style style:name="co9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calculation-settings table:automatic-find-labels="false"/>
      <table:table table:name="se-asia-20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8" table:default-cell-style-name="ce2"/>
        <table:table-column table:style-name="co27" table:default-cell-style-name="ce2"/>
        <table:table-column table:style-name="co28" table:default-cell-style-name="ce2"/>
        <table:table-column table:style-name="co21" table:default-cell-style-name="ce2"/>
        <table:table-column table:style-name="co29" table:default-cell-style-name="ce2"/>
        <table:table-column table:style-name="co30" table:default-cell-style-name="Default"/>
        <table:table-column table:style-name="co4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1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2"/>
        <table:table-column table:style-name="co40" table:default-cell-style-name="ce2"/>
        <table:table-column table:style-name="co23" table:default-cell-style-name="ce2"/>
        <table:table-column table:style-name="co8" table:default-cell-style-name="ce2"/>
        <table:table-column table:style-name="co41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5" table:default-cell-style-name="Default"/>
        <table:table-column table:style-name="co47" table:default-cell-style-name="ce2"/>
        <table:table-column table:style-name="co48" table:default-cell-style-name="ce2"/>
        <table:table-column table:style-name="co30" table:default-cell-style-name="ce2"/>
        <table:table-column table:style-name="co9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5" table:default-cell-style-name="ce2"/>
        <table:table-column table:style-name="co48" table:default-cell-style-name="ce2"/>
        <table:table-column table:style-name="co24" table:default-cell-style-name="ce2"/>
        <table:table-column table:style-name="co52" table:default-cell-style-name="ce2"/>
        <table:table-column table:style-name="co53" table:default-cell-style-name="ce2"/>
        <table:table-column table:style-name="co24" table:default-cell-style-name="ce2"/>
        <table:table-column table:style-name="co54" table:default-cell-style-name="ce2"/>
        <table:table-column table:style-name="co44" table:default-cell-style-name="ce2"/>
        <table:table-column table:style-name="co21" table:default-cell-style-name="ce2"/>
        <table:table-column table:style-name="co24" table:default-cell-style-name="ce2"/>
        <table:table-column table:style-name="co55" table:default-cell-style-name="ce2"/>
        <table:table-column table:style-name="co56" table:default-cell-style-name="ce2"/>
        <table:table-column table:style-name="co24" table:default-cell-style-name="ce2"/>
        <table:table-column table:style-name="co17" table:default-cell-style-name="ce2"/>
        <table:table-column table:style-name="co11" table:default-cell-style-name="ce2"/>
        <table:table-column table:style-name="co17" table:default-cell-style-name="ce2"/>
        <table:table-column table:style-name="co57" table:default-cell-style-name="ce2"/>
        <table:table-column table:style-name="co5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48" table:default-cell-style-name="Default"/>
        <table:table-column table:style-name="co9" table:default-cell-style-name="Default"/>
        <table:table-column table:style-name="co64" table:default-cell-style-name="Default"/>
        <table:table-column table:style-name="co43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5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47" table:default-cell-style-name="Default"/>
        <table:table-column table:style-name="co16" table:default-cell-style-name="Default"/>
        <table:table-column table:style-name="co69" table:default-cell-style-name="Default"/>
        <table:table-column table:style-name="co59" table:default-cell-style-name="Default"/>
        <table:table-column table:style-name="co12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7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65" table:default-cell-style-name="Default"/>
        <table:table-column table:style-name="co74" table:default-cell-style-name="Default"/>
        <table:table-column table:style-name="co25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9" table:default-cell-style-name="Default"/>
        <table:table-column table:style-name="co83" table:default-cell-style-name="Default"/>
        <table:table-column table:style-name="co65" table:default-cell-style-name="Default"/>
        <table:table-column table:style-name="co19" table:default-cell-style-name="Default"/>
        <table:table-column table:style-name="co84" table:default-cell-style-name="Default"/>
        <table:table-column table:style-name="co41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85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79" table:default-cell-style-name="Default"/>
        <table:table-column table:style-name="co22" table:default-cell-style-name="Default"/>
        <table:table-column table:style-name="co81" table:default-cell-style-name="Default"/>
        <table:table-column table:style-name="co75" table:default-cell-style-name="Default"/>
        <table:table-column table:style-name="co2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63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71" table:default-cell-style-name="Default"/>
        <table:table-column table:style-name="co28" table:default-cell-style-name="Default"/>
        <table:table-column table:style-name="co30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57" table:default-cell-style-name="Default"/>
        <table:table-column table:style-name="co92" table:default-cell-style-name="Default"/>
        <table:table-column table:style-name="co88" table:default-cell-style-name="Default"/>
        <table:table-column table:style-name="co79" table:default-cell-style-name="Default"/>
        <table:table-column table:style-name="co81" table:default-cell-style-name="Default"/>
        <table:table-column table:style-name="co88" table:default-cell-style-name="Default"/>
        <table:table-column table:style-name="co93" table:default-cell-style-name="Default"/>
        <table:table-column table:style-name="co85" table:default-cell-style-name="Default"/>
        <table:table-column table:style-name="co18" table:default-cell-style-name="Default"/>
        <table:table-column table:style-name="co88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65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94" table:number-columns-repeated="82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urry_status</text:p>
          </table:table-cell>
          <table:table-cell table:style-name="ce1" office:value-type="string" calcext:value-type="string">
            <text:p>birthdat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gender_alignment</text:p>
          </table:table-cell>
          <table:table-cell table:style-name="ce1" office:value-type="string" calcext:value-type="string">
            <text:p>orientat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ace_white</text:p>
          </table:table-cell>
          <table:table-cell table:style-name="ce1" office:value-type="string" calcext:value-type="string">
            <text:p>race_black</text:p>
          </table:table-cell>
          <table:table-cell table:style-name="ce1" office:value-type="string" calcext:value-type="string">
            <text:p>race_hispanic</text:p>
          </table:table-cell>
          <table:table-cell table:style-name="ce1" office:value-type="string" calcext:value-type="string">
            <text:p>race_asian</text:p>
          </table:table-cell>
          <table:table-cell table:style-name="ce1" office:value-type="string" calcext:value-type="string">
            <text:p>race_native</text:p>
          </table:table-cell>
          <table:table-cell table:style-name="ce1" office:value-type="string" calcext:value-type="string">
            <text:p>religion</text:p>
          </table:table-cell>
          <table:table-cell table:style-name="ce1" office:value-type="string" calcext:value-type="string">
            <text:p>politics_social</text:p>
          </table:table-cell>
          <table:table-cell table:style-name="ce1" office:value-type="string" calcext:value-type="string">
            <text:p>politics_economic</text:p>
          </table:table-cell>
          <table:table-cell table:style-name="ce1" office:value-type="string" calcext:value-type="string">
            <text:p>occupation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partner_is_furry</text:p>
          </table:table-cell>
          <table:table-cell table:style-name="ce1" office:value-type="string" calcext:value-type="string">
            <text:p>polyamorous_romantic</text:p>
          </table:table-cell>
          <table:table-cell table:style-name="ce1" office:value-type="string" calcext:value-type="string">
            <text:p>polyamorous_sexual</text:p>
          </table:table-cell>
          <table:table-cell table:style-name="ce1" office:value-type="string" calcext:value-type="string">
            <text:p>howfurry</text:p>
          </table:table-cell>
          <table:table-cell table:style-name="ce1" office:value-type="string" calcext:value-type="string">
            <text:p>years_known_fandom</text:p>
          </table:table-cell>
          <table:table-cell table:style-name="ce1" office:value-type="string" calcext:value-type="string">
            <text:p>years_as_furry</text:p>
          </table:table-cell>
          <table:table-cell table:style-name="ce1" office:value-type="string" calcext:value-type="string">
            <text:p>whoknows_nobody</text:p>
          </table:table-cell>
          <table:table-cell table:style-name="ce1" office:value-type="string" calcext:value-type="string">
            <text:p>whoknows_family</text:p>
          </table:table-cell>
          <table:table-cell table:style-name="ce1" office:value-type="string" calcext:value-type="string">
            <text:p>whoknows_SO</text:p>
          </table:table-cell>
          <table:table-cell table:style-name="ce1" office:value-type="string" calcext:value-type="string">
            <text:p>whoknows_furryfriends</text:p>
          </table:table-cell>
          <table:table-cell table:style-name="ce1" office:value-type="string" calcext:value-type="string">
            <text:p>whoknows_bestfriends</text:p>
          </table:table-cell>
          <table:table-cell table:style-name="ce1" office:value-type="string" calcext:value-type="string">
            <text:p>whoknows_closerfriends</text:p>
          </table:table-cell>
          <table:table-cell table:style-name="ce1" office:value-type="string" calcext:value-type="string">
            <text:p>whoknows_friends</text:p>
          </table:table-cell>
          <table:table-cell table:style-name="ce1" office:value-type="string" calcext:value-type="string">
            <text:p>whoknows_coworkers</text:p>
          </table:table-cell>
          <table:table-cell table:style-name="ce1" office:value-type="string" calcext:value-type="string">
            <text:p>whoknows_commonknowledge</text:p>
          </table:table-cell>
          <table:table-cell table:style-name="ce1" office:value-type="string" calcext:value-type="string">
            <text:p>nonfurry_response</text:p>
          </table:table-cell>
          <table:table-cell table:style-name="ce1" office:value-type="string" calcext:value-type="string">
            <text:p>nonfurry_response_personal</text:p>
          </table:table-cell>
          <table:table-cell table:style-name="ce1" office:value-type="string" calcext:value-type="string">
            <text:p>nonfurry_accuracy</text:p>
          </table:table-cell>
          <table:table-cell table:style-name="ce1" office:value-type="string" calcext:value-type="string">
            <text:p>rp_as_different_gender</text:p>
          </table:table-cell>
          <table:table-cell table:style-name="ce1" office:value-type="string" calcext:value-type="string">
            <text:p>seximportance_personal</text:p>
          </table:table-cell>
          <table:table-cell table:style-name="ce1" office:value-type="string" calcext:value-type="string">
            <text:p>seximportance_others</text:p>
          </table:table-cell>
          <table:table-cell table:style-name="ce1" office:value-type="string" calcext:value-type="string">
            <text:p>seximportance_public</text:p>
          </table:table-cell>
          <table:table-cell table:style-name="ce1" office:value-type="string" calcext:value-type="string">
            <text:p>howoften_chat_online</text:p>
          </table:table-cell>
          <table:table-cell table:style-name="ce1" office:value-type="string" calcext:value-type="string">
            <text:p>howoften_roleplay</text:p>
          </table:table-cell>
          <table:table-cell table:style-name="ce1" office:value-type="string" calcext:value-type="string">
            <text:p>howoften_attend_conventions</text:p>
          </table:table-cell>
          <table:table-cell table:style-name="ce1" office:value-type="string" calcext:value-type="string">
            <text:p>howoften_meet_up</text:p>
          </table:table-cell>
          <table:table-cell table:style-name="ce1" office:value-type="string" calcext:value-type="string">
            <text:p>howoften_visit_furry_websites</text:p>
          </table:table-cell>
          <table:table-cell table:style-name="ce1" office:value-type="string" calcext:value-type="string">
            <text:p>howoften_participate_in_furry_online_communities</text:p>
          </table:table-cell>
          <table:table-cell table:style-name="ce1" office:value-type="string" calcext:value-type="string">
            <text:p>howoften_write</text:p>
          </table:table-cell>
          <table:table-cell table:style-name="ce1" office:value-type="string" calcext:value-type="string">
            <text:p>howoften_draw</text:p>
          </table:table-cell>
          <table:table-cell table:style-name="ce1" office:value-type="string" calcext:value-type="string">
            <text:p>howoften_play_nonfurry_online_games</text:p>
          </table:table-cell>
          <table:table-cell table:style-name="ce1" office:value-type="string" calcext:value-type="string">
            <text:p>howoften_play_nonfurry_rpgs</text:p>
          </table:table-cell>
          <table:table-cell table:style-name="ce1" office:value-type="string" calcext:value-type="string">
            <text:p>howoften_attend_nonfurry_conventions</text:p>
          </table:table-cell>
          <table:table-cell table:style-name="ce1" office:value-type="string" calcext:value-type="string">
            <text:p>howoften_participate_in_nonfurry_online_communities</text:p>
          </table:table-cell>
          <table:table-cell table:style-name="ce1" office:value-type="string" calcext:value-type="string">
            <text:p>is_animal_rights_advocate</text:p>
          </table:table-cell>
          <table:table-cell table:style-name="ce1" office:value-type="string" calcext:value-type="string">
            <text:p>is_vegetarian</text:p>
          </table:table-cell>
          <table:table-cell table:style-name="ce1" office:value-type="string" calcext:value-type="string">
            <text:p>is_politically_active</text:p>
          </table:table-cell>
          <table:table-cell table:style-name="ce1" office:value-type="string" calcext:value-type="string">
            <text:p>is_otherkin</text:p>
          </table:table-cell>
          <table:table-cell table:style-name="ce1" office:value-type="string" calcext:value-type="string">
            <text:p>opinion_artwork</text:p>
          </table:table-cell>
          <table:table-cell table:style-name="ce1" office:value-type="string" calcext:value-type="string">
            <text:p>opinion_writing</text:p>
          </table:table-cell>
          <table:table-cell table:style-name="ce1" office:value-type="string" calcext:value-type="string">
            <text:p>opinion_conventions</text:p>
          </table:table-cell>
          <table:table-cell table:style-name="ce1" office:value-type="string" calcext:value-type="string">
            <text:p>opinion_fursuiting</text:p>
          </table:table-cell>
          <table:table-cell table:style-name="ce1" office:value-type="string" calcext:value-type="string">
            <text:p>importance_artwork</text:p>
          </table:table-cell>
          <table:table-cell table:style-name="ce1" office:value-type="string" calcext:value-type="string">
            <text:p>importance_writing</text:p>
          </table:table-cell>
          <table:table-cell table:style-name="ce1" office:value-type="string" calcext:value-type="string">
            <text:p>importance_online_communities</text:p>
          </table:table-cell>
          <table:table-cell table:style-name="ce1" office:value-type="string" calcext:value-type="string">
            <text:p>importance_conventions</text:p>
          </table:table-cell>
          <table:table-cell table:style-name="ce1" office:value-type="string" calcext:value-type="string">
            <text:p>importance_fursuiting</text:p>
          </table:table-cell>
          <table:table-cell table:style-name="ce1" office:value-type="string" calcext:value-type="string">
            <text:p>website_adjspecies</text:p>
          </table:table-cell>
          <table:table-cell table:style-name="ce1" office:value-type="string" calcext:value-type="string">
            <text:p>website_artspots</text:p>
          </table:table-cell>
          <table:table-cell table:style-name="ce1" office:value-type="string" calcext:value-type="string">
            <text:p>website_deviantart</text:p>
          </table:table-cell>
          <table:table-cell table:style-name="ce1" office:value-type="string" calcext:value-type="string">
            <text:p>website_e621</text:p>
          </table:table-cell>
          <table:table-cell table:style-name="ce1" office:value-type="string" calcext:value-type="string">
            <text:p>website_flist</text:p>
          </table:table-cell>
          <table:table-cell table:style-name="ce1" office:value-type="string" calcext:value-type="string">
            <text:p>website_fchan</text:p>
          </table:table-cell>
          <table:table-cell table:style-name="ce1" office:value-type="string" calcext:value-type="string">
            <text:p>website_flayrah</text:p>
          </table:table-cell>
          <table:table-cell table:style-name="ce1" office:value-type="string" calcext:value-type="string">
            <text:p>website_furaffinity</text:p>
          </table:table-cell>
          <table:table-cell table:style-name="ce1" office:value-type="string" calcext:value-type="string">
            <text:p>website_furcadia</text:p>
          </table:table-cell>
          <table:table-cell table:style-name="ce1" office:value-type="string" calcext:value-type="string">
            <text:p>website_furnation</text:p>
          </table:table-cell>
          <table:table-cell table:style-name="ce1" office:value-type="string" calcext:value-type="string">
            <text:p>website_furocity</text:p>
          </table:table-cell>
          <table:table-cell table:style-name="ce1" office:value-type="string" calcext:value-type="string">
            <text:p>website_furrag</text:p>
          </table:table-cell>
          <table:table-cell table:style-name="ce1" office:value-type="string" calcext:value-type="string">
            <text:p>website_furry4life</text:p>
          </table:table-cell>
          <table:table-cell table:style-name="ce1" office:value-type="string" calcext:value-type="string">
            <text:p>website_furrymate</text:p>
          </table:table-cell>
          <table:table-cell table:style-name="ce1" office:value-type="string" calcext:value-type="string">
            <text:p>website_furryteens</text:p>
          </table:table-cell>
          <table:table-cell table:style-name="ce1" office:value-type="string" calcext:value-type="string">
            <text:p>website_furriesxtreme</text:p>
          </table:table-cell>
          <table:table-cell table:style-name="ce1" office:value-type="string" calcext:value-type="string">
            <text:p>website_furspace</text:p>
          </table:table-cell>
          <table:table-cell table:style-name="ce1" office:value-type="string" calcext:value-type="string">
            <text:p>website_furtopia</text:p>
          </table:table-cell>
          <table:table-cell table:style-name="ce1" office:value-type="string" calcext:value-type="string">
            <text:p>website_inkbunny</text:p>
          </table:table-cell>
          <table:table-cell table:style-name="ce1" office:value-type="string" calcext:value-type="string">
            <text:p>website_pounced</text:p>
          </table:table-cell>
          <table:table-cell table:style-name="ce1" office:value-type="string" calcext:value-type="string">
            <text:p>website_sofurry</text:p>
          </table:table-cell>
          <table:table-cell table:style-name="ce1" office:value-type="string" calcext:value-type="string">
            <text:p>website_vcl</text:p>
          </table:table-cell>
          <table:table-cell table:style-name="ce1" office:value-type="string" calcext:value-type="string">
            <text:p>website_weasyl</text:p>
          </table:table-cell>
          <table:table-cell table:style-name="ce1" office:value-type="string" calcext:value-type="string">
            <text:p>website_wikifur</text:p>
          </table:table-cell>
          <table:table-cell table:style-name="ce1" office:value-type="string" calcext:value-type="string">
            <text:p>how_much_human</text:p>
          </table:table-cell>
          <table:table-cell table:style-name="ce1" office:value-type="string" calcext:value-type="string">
            <text:p>percent of all respondents</text:p>
          </table:table-cell>
          <table:table-cell table:number-columns-repeated="89"/>
          <table:table-cell table:style-name="ce1" table:number-columns-repeated="82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lifestyler</text:p>
          </table:table-cell>
          <table:table-cell office:value-type="float" office:value="1998.08333333333" calcext:value-type="float">
            <text:p>1998.08333333333</text:p>
          </table:table-cell>
          <table:table-cell table:formula="of:=ROUND(2017-[.$C2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omosexual</text:p>
          </table:table-cell>
          <table:table-cell office:value-type="string" calcext:value-type="string">
            <text:p>vn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/>
          <table:table-cell table:number-columns-repeated="3" table:style-name="ce2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Yes, regularly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table:number-columns-repeated="4"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Several times a month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th_human_and_other_species</text:p>
          </table:table-cell>
          <table:table-cell table:style-name="ce3" table:formula="of:=82/5209" office:value-type="percentage" office:value="0.0157419850259167" calcext:value-type="percentage">
            <text:p>1.57%</text:p>
          </table:table-cell>
          <table:table-cell table:number-columns-repeated="9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85.91666666667" calcext:value-type="float">
            <text:p>1985.91666666667</text:p>
          </table:table-cell>
          <table:table-cell table:formula="of:=ROUND(2017-[.$C3])" office:value-type="float" office:value="31" calcext:value-type="float">
            <text:p>31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graduate_university</text:p>
          </table:table-cell>
          <table:table-cell office:value-type="string" calcext:value-type="string">
            <text:p>Long-term relationshi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veral times a yea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Never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office:value-type="string" calcext:value-type="string">
            <text:p>both_human_and_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.83333333333" calcext:value-type="float">
            <text:p>1997.83333333333</text:p>
          </table:table-cell>
          <table:table-cell table:formula="of:=ROUND(2017-[.$C4])" office:value-type="float" office:value="19" calcext:value-type="float">
            <text:p>19</text:p>
          </table:table-cell>
          <table:table-cell office:value-type="string" calcext:value-type="string">
            <text:p>Mostly mal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Mostly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My primary furry persona fits this descripti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" office:value-type="string" calcext:value-type="string">
            <text:p>False</text:p>
          </table:table-cell>
          <table:table-cell office:value-type="string" calcext:value-type="string">
            <text:p>mostly_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" calcext:value-type="float">
            <text:p>1997</text:p>
          </table:table-cell>
          <table:table-cell table:formula="of:=ROUND(2017-[.$C5])" office:value-type="float" office:value="20" calcext:value-type="float">
            <text:p>20</text:p>
          </table:table-cell>
          <table:table-cell office:value-type="string" calcext:value-type="string">
            <text:p>Fe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Long-term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Less than once a year</text:p>
          </table:table-cell>
          <table:table-cell table:number-columns-repeated="3" office:value-type="string" calcext:value-type="string">
            <text:p>Weekly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1.91666666667" calcext:value-type="float">
            <text:p>2001.91666666667</text:p>
          </table:table-cell>
          <table:table-cell table:formula="of:=ROUND(2017-[.$C6])" office:value-type="float" office:value="15" calcext:value-type="float">
            <text:p>15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Mostly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ome_highschool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002.16666666667" calcext:value-type="float">
            <text:p>2002.16666666667</text:p>
          </table:table-cell>
          <table:table-cell table:formula="of:=ROUND(2017-[.$C7])" office:value-type="float" office:value="15" calcext:value-type="float">
            <text:p>15</text:p>
          </table:table-cell>
          <table:table-cell office:value-type="string" calcext:value-type="string">
            <text:p>Fe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A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/>
          <table:table-cell office:value-type="string" calcext:value-type="string">
            <text:p>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office:value-type="string" calcext:value-type="string">
            <text:p>Several times a month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4" office:value-type="string" calcext:value-type="string">
            <text:p>Fals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5.16666666667" calcext:value-type="float">
            <text:p>1995.16666666667</text:p>
          </table:table-cell>
          <table:table-cell table:formula="of:=ROUND(2017-[.$C8])" office:value-type="float" office:value="22" calcext:value-type="float">
            <text:p>22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Mostly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Year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9.75" calcext:value-type="float">
            <text:p>1999.75</text:p>
          </table:table-cell>
          <table:table-cell table:formula="of:=ROUND(2017-[.$C9])" office:value-type="float" office:value="17" calcext:value-type="float">
            <text:p>17</text:p>
          </table:table-cell>
          <table:table-cell office:value-type="string" calcext:value-type="string">
            <text:p>Mostly male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Yes,occasionall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5.25" calcext:value-type="float">
            <text:p>1995.25</text:p>
          </table:table-cell>
          <table:table-cell table:formula="of:=ROUND(2017-[.$C10])" office:value-type="float" office:value="22" calcext:value-type="float">
            <text:p>22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transgender</text:p>
          </table:table-cell>
          <table:table-cell office:value-type="string" calcext:value-type="string">
            <text:p>Bisexual, leaning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ome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table:number-columns-repeated="4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adjacent</text:p>
          </table:table-cell>
          <table:table-cell office:value-type="float" office:value="1993.83333333333" calcext:value-type="float">
            <text:p>1993.83333333333</text:p>
          </table:table-cell>
          <table:table-cell table:formula="of:=ROUND(2017-[.$C11])" office:value-type="float" office:value="23" calcext:value-type="float">
            <text:p>23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vernment_armed_service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Less than once a yea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24" office:value-type="string" calcext:value-type="string">
            <text:p>Tru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8.33333333333" calcext:value-type="float">
            <text:p>1998.33333333333</text:p>
          </table:table-cell>
          <table:table-cell table:formula="of:=ROUND(2017-[.$C12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Mostly homosexual</text:p>
          </table:table-cell>
          <table:table-cell office:value-type="string" calcext:value-type="string">
            <text:p>t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Yes,occasionally</text:p>
          </table:table-cell>
          <table:table-cell table:number-columns-repeated="3"/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Several times a yea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table:number-columns-repeated="2"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9.5" calcext:value-type="float">
            <text:p>1999.5</text:p>
          </table:table-cell>
          <table:table-cell table:formula="of:=ROUND(2017-[.$C13])" office:value-type="float" office:value="18" calcext:value-type="float">
            <text:p>18</text:p>
          </table:table-cell>
          <table:table-cell office:value-type="string" calcext:value-type="string">
            <text:p>Mostly female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Yes,occasionally</text:p>
          </table:table-cell>
          <table:table-cell table:number-columns-repeated="3"/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Several times a yea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veral times a year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9.41666666667" calcext:value-type="float">
            <text:p>1999.41666666667</text:p>
          </table:table-cell>
          <table:table-cell table:formula="of:=ROUND(2017-[.$C14])" office:value-type="float" office:value="18" calcext:value-type="float">
            <text:p>18</text:p>
          </table:table-cell>
          <table:table-cell office:value-type="string" calcext:value-type="string">
            <text:p>Equal parts male and female</text:p>
          </table:table-cell>
          <table:table-cell/>
          <table:table-cell office:value-type="string" calcext:value-type="string">
            <text:p>Bi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but I might do so</text:p>
          </table:table-cell>
          <table:table-cell table:number-columns-repeated="3"/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Several times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.66666666667" calcext:value-type="float">
            <text:p>1997.66666666667</text:p>
          </table:table-cell>
          <table:table-cell table:formula="of:=ROUND(2017-[.$C15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Several times a year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Less than once a year</text:p>
          </table:table-cell>
          <table:table-cell table:number-columns-repeated="2" office:value-type="string" calcext:value-type="string">
            <text:p>Several times a year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mostly_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83.66666666667" calcext:value-type="float">
            <text:p>1983.66666666667</text:p>
          </table:table-cell>
          <table:table-cell table:formula="of:=ROUND(2017-[.$C16])" office:value-type="float" office:value="33" calcext:value-type="float">
            <text:p>33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reative_furry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very_positiv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Less than once a yea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Several times a month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adjacent</text:p>
          </table:table-cell>
          <table:table-cell office:value-type="float" office:value="1993.83333333333" calcext:value-type="float">
            <text:p>1993.83333333333</text:p>
          </table:table-cell>
          <table:table-cell table:formula="of:=ROUND(2017-[.$C17])" office:value-type="float" office:value="23" calcext:value-type="float">
            <text:p>23</text:p>
          </table:table-cell>
          <table:table-cell office:value-type="string" calcext:value-type="string">
            <text:p>Genderqueer/genderfluid</text:p>
          </table:table-cell>
          <table:table-cell office:value-type="string" calcext:value-type="string">
            <text:p>transgender</text:p>
          </table:table-cell>
          <table:table-cell office:value-type="string" calcext:value-type="string">
            <text:p>Pan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Yes,occasionally</text:p>
          </table:table-cell>
          <table:table-cell table:number-columns-repeated="3"/>
          <table:table-cell office:value-type="string" calcext:value-type="string">
            <text:p>Monthly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1.08333333333" calcext:value-type="float">
            <text:p>2001.08333333333</text:p>
          </table:table-cell>
          <table:table-cell table:formula="of:=ROUND(2017-[.$C18])" office:value-type="float" office:value="16" calcext:value-type="float">
            <text:p>16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very_positiv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Yes,occasionall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5"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23" office:value-type="string" calcext:value-type="string">
            <text:p>Tru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4.58333333333" calcext:value-type="float">
            <text:p>1994.58333333333</text:p>
          </table:table-cell>
          <table:table-cell table:formula="of:=ROUND(2017-[.$C19])" office:value-type="float" office:value="22" calcext:value-type="float">
            <text:p>22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A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Weekl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adjacent</text:p>
          </table:table-cell>
          <table:table-cell office:value-type="float" office:value="1986.83333333333" calcext:value-type="float">
            <text:p>1986.83333333333</text:p>
          </table:table-cell>
          <table:table-cell table:formula="of:=ROUND(2017-[.$C20])" office:value-type="float" office:value="30" calcext:value-type="float">
            <text:p>30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om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18.5" calcext:value-type="float">
            <text:p>18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but I might do 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Less than once a ye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89.83333333333" calcext:value-type="float">
            <text:p>1989.83333333333</text:p>
          </table:table-cell>
          <table:table-cell table:formula="of:=ROUND(2017-[.$C21])" office:value-type="float" office:value="27" calcext:value-type="float">
            <text:p>27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graduate_university</text:p>
          </table:table-cell>
          <table:table-cell office:value-type="string" calcext:value-type="string">
            <text:p>Long-term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ekly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4"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adjacent</text:p>
          </table:table-cell>
          <table:table-cell office:value-type="float" office:value="2000" calcext:value-type="float">
            <text:p>2000</text:p>
          </table:table-cell>
          <table:table-cell table:formula="of:=ROUND(2017-[.$C22])" office:value-type="float" office:value="17" calcext:value-type="float">
            <text:p>17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t_applicabl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t applicable</text:p>
          </table:table-cell>
          <table:table-cell table:number-columns-repeated="3"/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_fan</text:p>
          </table:table-cell>
          <table:table-cell office:value-type="float" office:value="1996.41666666667" calcext:value-type="float">
            <text:p>1996.41666666667</text:p>
          </table:table-cell>
          <table:table-cell table:formula="of:=ROUND(2017-[.$C23])" office:value-type="float" office:value="21" calcext:value-type="float">
            <text:p>21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vernment_armed_service</text:p>
          </table:table-cell>
          <table:table-cell office:value-type="string" calcext:value-type="string">
            <text:p>graduat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False</text:p>
          </table:table-cell>
          <table:table-cell table:number-columns-repeated="2" office:value-type="string" calcext:value-type="string">
            <text:p>not_applicabl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87.5" calcext:value-type="float">
            <text:p>1987.5</text:p>
          </table:table-cell>
          <table:table-cell table:formula="of:=ROUND(2017-[.$C24])" office:value-type="float" office:value="30" calcext:value-type="float">
            <text:p>30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postcollege</text:p>
          </table:table-cell>
          <table:table-cell office:value-type="string" calcext:value-type="string">
            <text:p>Marriag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Yes, regularly</text:p>
          </table:table-cell>
          <table:table-cell table:number-columns-repeated="3"/>
          <table:table-cell office:value-type="string" calcext:value-type="string">
            <text:p>Several times a month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ther</text:p>
          </table:table-cell>
          <table:table-cell office:value-type="float" office:value="1994.83333333333" calcext:value-type="float">
            <text:p>1994.83333333333</text:p>
          </table:table-cell>
          <table:table-cell table:formula="of:=ROUND(2017-[.$C25])" office:value-type="float" office:value="22" calcext:value-type="float">
            <text:p>22</text:p>
          </table:table-cell>
          <table:table-cell office:value-type="string" calcext:value-type="string">
            <text:p>Fe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Yes,occasionall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"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88.91666666667" calcext:value-type="float">
            <text:p>1988.91666666667</text:p>
          </table:table-cell>
          <table:table-cell table:formula="of:=ROUND(2017-[.$C26])" office:value-type="float" office:value="28" calcext:value-type="float">
            <text:p>28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Mostly hom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My primary furry persona fits this description</text:p>
          </table:table-cell>
          <table:table-cell table:number-columns-repeated="3"/>
          <table:table-cell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table:number-columns-repeated="2" office:value-type="string" calcext:value-type="string">
            <text:p>Less than once a yea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veral times a yea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adjacent</text:p>
          </table:table-cell>
          <table:table-cell office:value-type="float" office:value="1995.75" calcext:value-type="float">
            <text:p>1995.75</text:p>
          </table:table-cell>
          <table:table-cell table:formula="of:=ROUND(2017-[.$C27])" office:value-type="float" office:value="21" calcext:value-type="float">
            <text:p>21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ph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hristian, Catholi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" office:value-type="string" calcext:value-type="string">
            <text:p>Fals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.25" calcext:value-type="float">
            <text:p>1997.25</text:p>
          </table:table-cell>
          <table:table-cell table:formula="of:=ROUND(2017-[.$C28])" office:value-type="float" office:value="20" calcext:value-type="float">
            <text:p>20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veral times a year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table:number-columns-repeated="4" office:value-type="string" calcext:value-type="string">
            <text:p>Never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4.58333333333" calcext:value-type="float">
            <text:p>1994.58333333333</text:p>
          </table:table-cell>
          <table:table-cell table:formula="of:=ROUND(2017-[.$C29])" office:value-type="float" office:value="22" calcext:value-type="float">
            <text:p>22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graduate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Less than once a yea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_fan</text:p>
          </table:table-cell>
          <table:table-cell office:value-type="float" office:value="1996.5" calcext:value-type="float">
            <text:p>1996.5</text:p>
          </table:table-cell>
          <table:table-cell table:formula="of:=ROUND(2017-[.$C30])" office:value-type="float" office:value="21" calcext:value-type="float">
            <text:p>21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graduat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but I might do so</text:p>
          </table:table-cell>
          <table:table-cell table:number-columns-repeated="3"/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" office:value-type="string" calcext:value-type="string">
            <text:p>Fals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0.66666666667" calcext:value-type="float">
            <text:p>2000.66666666667</text:p>
          </table:table-cell>
          <table:table-cell table:formula="of:=ROUND(2017-[.$C31])" office:value-type="float" office:value="16" calcext:value-type="float">
            <text:p>16</text:p>
          </table:table-cell>
          <table:table-cell office:value-type="string" calcext:value-type="string">
            <text:p>Equal parts male and female</text:p>
          </table:table-cell>
          <table:table-cell office:value-type="string" calcext:value-type="string">
            <text:p>tran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p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My primary furry persona fits this description</text:p>
          </table:table-cell>
          <table:table-cell table:number-columns-repeated="3"/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_fan</text:p>
          </table:table-cell>
          <table:table-cell office:value-type="float" office:value="1996" calcext:value-type="float">
            <text:p>1996</text:p>
          </table:table-cell>
          <table:table-cell table:formula="of:=ROUND(2017-[.$C32])" office:value-type="float" office:value="21" calcext:value-type="float">
            <text:p>21</text:p>
          </table:table-cell>
          <table:table-cell office:value-type="string" calcext:value-type="string">
            <text:p>Mostly male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p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" office:value-type="string" calcext:value-type="string">
            <text:p>Fals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.5" calcext:value-type="float">
            <text:p>1997.5</text:p>
          </table:table-cell>
          <table:table-cell table:formula="of:=ROUND(2017-[.$C33])" office:value-type="float" office:value="20" calcext:value-type="float">
            <text:p>20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graduat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9.33333333333" calcext:value-type="float">
            <text:p>1999.33333333333</text:p>
          </table:table-cell>
          <table:table-cell table:formula="of:=ROUND(2017-[.$C34])" office:value-type="float" office:value="18" calcext:value-type="float">
            <text:p>18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thly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6.41666666667" calcext:value-type="float">
            <text:p>1996.41666666667</text:p>
          </table:table-cell>
          <table:table-cell table:formula="of:=ROUND(2017-[.$C35])" office:value-type="float" office:value="21" calcext:value-type="float">
            <text:p>21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table:number-columns-repeated="3"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2.91666666667" calcext:value-type="float">
            <text:p>1992.91666666667</text:p>
          </table:table-cell>
          <table:table-cell table:formula="of:=ROUND(2017-[.$C36])" office:value-type="float" office:value="24" calcext:value-type="float">
            <text:p>24</text:p>
          </table:table-cell>
          <table:table-cell office:value-type="string" calcext:value-type="string">
            <text:p>Mostly male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Pansexual</text:p>
          </table:table-cell>
          <table:table-cell office:value-type="string" calcext:value-type="string">
            <text:p>t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graduate_university</text:p>
          </table:table-cell>
          <table:table-cell office:value-type="string" calcext:value-type="string">
            <text:p>Marriage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Year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related</text:p>
          </table:table-cell>
          <table:table-cell office:value-type="float" office:value="1994.25" calcext:value-type="float">
            <text:p>1994.25</text:p>
          </table:table-cell>
          <table:table-cell table:formula="of:=ROUND(2017-[.$C37])" office:value-type="float" office:value="23" calcext:value-type="float">
            <text:p>23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9"/>
          <table:table-cell office:value-type="string" calcext:value-type="string">
            <text:p>not_applicable</text:p>
          </table:table-cell>
          <table:table-cell/>
          <table:table-cell office:value-type="string" calcext:value-type="string">
            <text:p>inaccurate</text:p>
          </table:table-cell>
          <table:table-cell office:value-type="string" calcext:value-type="string">
            <text:p>Not applicable</text:p>
          </table:table-cell>
          <table:table-cell table:number-columns-repeated="11"/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.66666666667" calcext:value-type="float">
            <text:p>1997.66666666667</text:p>
          </table:table-cell>
          <table:table-cell table:formula="of:=ROUND(2017-[.$C38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but I might do s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Several times a month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Weekl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both_human_and_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0.83333333333" calcext:value-type="float">
            <text:p>2000.83333333333</text:p>
          </table:table-cell>
          <table:table-cell table:formula="of:=ROUND(2017-[.$C39])" office:value-type="float" office:value="16" calcext:value-type="float">
            <text:p>16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Mostly heterosexu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Casual relationshi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and I would not do 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4.33333333333" calcext:value-type="float">
            <text:p>1994.33333333333</text:p>
          </table:table-cell>
          <table:table-cell table:formula="of:=ROUND(2017-[.$C40])" office:value-type="float" office:value="23" calcext:value-type="float">
            <text:p>23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sg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som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My primary furry persona fits this descrip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Several times a month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2.91666666667" calcext:value-type="float">
            <text:p>2002.91666666667</text:p>
          </table:table-cell>
          <table:table-cell table:formula="of:=ROUND(2017-[.$C41])" office:value-type="float" office:value="14" calcext:value-type="float">
            <text:p>14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ome_highschool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Several times a year</text:p>
          </table:table-cell>
          <table:table-cell table:number-columns-repeated="2" office:value-type="string" calcext:value-type="string">
            <text:p>Less than once a year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4" office:value-type="string" calcext:value-type="string">
            <text:p>Tru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2.33333333333" calcext:value-type="float">
            <text:p>2002.33333333333</text:p>
          </table:table-cell>
          <table:table-cell table:formula="of:=ROUND(2017-[.$C42])" office:value-type="float" office:value="15" calcext:value-type="float">
            <text:p>15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9.75" calcext:value-type="float">
            <text:p>1999.75</text:p>
          </table:table-cell>
          <table:table-cell table:formula="of:=ROUND(2017-[.$C43])" office:value-type="float" office:value="17" calcext:value-type="float">
            <text:p>17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4" office:value-type="string" calcext:value-type="string">
            <text:p>Week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Dail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3" calcext:value-type="float">
            <text:p>1993</text:p>
          </table:table-cell>
          <table:table-cell table:formula="of:=ROUND(2017-[.$C44])" office:value-type="float" office:value="24" calcext:value-type="float">
            <text:p>24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table:number-columns-repeated="4"/>
          <table:table-cell office:value-type="string" calcext:value-type="string">
            <text:p>Less than once a year</text:p>
          </table:table-cell>
          <table:table-cell table:number-columns-repeated="3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Several times a yea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5.16666666667" calcext:value-type="float">
            <text:p>1995.16666666667</text:p>
          </table:table-cell>
          <table:table-cell table:formula="of:=ROUND(2017-[.$C45])" office:value-type="float" office:value="22" calcext:value-type="float">
            <text:p>22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Yes, regularl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4" office:value-type="string" calcext:value-type="string">
            <text:p>Weekly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9" calcext:value-type="float">
            <text:p>1999</text:p>
          </table:table-cell>
          <table:table-cell table:formula="of:=ROUND(2017-[.$C46])" office:value-type="float" office:value="18" calcext:value-type="float">
            <text:p>18</text:p>
          </table:table-cell>
          <table:table-cell office:value-type="string" calcext:value-type="string">
            <text:p>Mostly male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ss than once a year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Less than once a year</text:p>
          </table:table-cell>
          <table:table-cell table:number-columns-repeated="2" office:value-type="string" calcext:value-type="string">
            <text:p>Weekly</text:p>
          </table:table-cell>
          <table:table-cell table:number-columns-repeated="3" office:value-type="string" calcext:value-type="string">
            <text:p>Never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0.41666666667" calcext:value-type="float">
            <text:p>2000.41666666667</text:p>
          </table:table-cell>
          <table:table-cell table:formula="of:=ROUND(2017-[.$C47])" office:value-type="float" office:value="17" calcext:value-type="float">
            <text:p>17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graduat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8.16666666667" calcext:value-type="float">
            <text:p>1998.16666666667</text:p>
          </table:table-cell>
          <table:table-cell table:formula="of:=ROUND(2017-[.$C48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Asexual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graduat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4" office:value-type="string" calcext:value-type="string">
            <text:p>Fals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_fan</text:p>
          </table:table-cell>
          <table:table-cell office:value-type="float" office:value="1989.91666666667" calcext:value-type="float">
            <text:p>1989.91666666667</text:p>
          </table:table-cell>
          <table:table-cell table:formula="of:=ROUND(2017-[.$C49])" office:value-type="float" office:value="27" calcext:value-type="float">
            <text:p>27</text:p>
          </table:table-cell>
          <table:table-cell office:value-type="string" calcext:value-type="string">
            <text:p>Mostly male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chnical_it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eral times a year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Month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4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lifestyler</text:p>
          </table:table-cell>
          <table:table-cell office:value-type="float" office:value="1990.08333333333" calcext:value-type="float">
            <text:p>1990.08333333333</text:p>
          </table:table-cell>
          <table:table-cell table:formula="of:=ROUND(2017-[.$C50])" office:value-type="float" office:value="27" calcext:value-type="float">
            <text:p>27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My primary furry persona fits this description</text:p>
          </table:table-cell>
          <table:table-cell table:number-columns-repeated="3"/>
          <table:table-cell office:value-type="string" calcext:value-type="string">
            <text:p>Several times a month</text:p>
          </table:table-cell>
          <table:table-cell table:number-columns-repeated="5" office:value-type="string" calcext:value-type="string">
            <text:p>Less than once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Less than once a yea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" office:value-type="string" calcext:value-type="string">
            <text:p>False</text:p>
          </table:table-cell>
          <table:table-cell office:value-type="string" calcext:value-type="string">
            <text:p>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85.66666666667" calcext:value-type="float">
            <text:p>1985.66666666667</text:p>
          </table:table-cell>
          <table:table-cell table:formula="of:=ROUND(2017-[.$C51])" office:value-type="float" office:value="31" calcext:value-type="float">
            <text:p>31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Mostly hom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chnical_it</text:p>
          </table:table-cell>
          <table:table-cell office:value-type="string" calcext:value-type="string">
            <text:p>graduate_post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ss than once a year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1.66666666667" calcext:value-type="float">
            <text:p>2001.66666666667</text:p>
          </table:table-cell>
          <table:table-cell table:formula="of:=ROUND(2017-[.$C52])" office:value-type="float" office:value="15" calcext:value-type="float">
            <text:p>15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Mostly homosexual</text:p>
          </table:table-cell>
          <table:table-cell office:value-type="string" calcext:value-type="string">
            <text:p>vn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My primary furry persona fits this descrip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6.91666666667" calcext:value-type="float">
            <text:p>1996.91666666667</text:p>
          </table:table-cell>
          <table:table-cell table:formula="of:=ROUND(2017-[.$C53])" office:value-type="float" office:value="20" calcext:value-type="float">
            <text:p>20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Mostly hom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ther</text:p>
          </table:table-cell>
          <table:table-cell office:value-type="float" office:value="1995" calcext:value-type="float">
            <text:p>1995</text:p>
          </table:table-cell>
          <table:table-cell table:formula="of:=ROUND(2017-[.$C54])" office:value-type="float" office:value="22" calcext:value-type="float">
            <text:p>22</text:p>
          </table:table-cell>
          <table:table-cell office:value-type="string" calcext:value-type="string">
            <text:p>Fe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chnical_it</text:p>
          </table:table-cell>
          <table:table-cell office:value-type="string" calcext:value-type="string">
            <text:p>graduat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Weekly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1.41666666667" calcext:value-type="float">
            <text:p>2001.41666666667</text:p>
          </table:table-cell>
          <table:table-cell table:formula="of:=ROUND(2017-[.$C55])" office:value-type="float" office:value="16" calcext:value-type="float">
            <text:p>16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p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table:number-columns-repeated="3"/>
          <table:table-cell office:value-type="string" calcext:value-type="string">
            <text:p>Several times a month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9" calcext:value-type="float">
            <text:p>1999</text:p>
          </table:table-cell>
          <table:table-cell table:formula="of:=ROUND(2017-[.$C56])" office:value-type="float" office:value="18" calcext:value-type="float">
            <text:p>18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omosexual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Monthly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_fan</text:p>
          </table:table-cell>
          <table:table-cell office:value-type="float" office:value="1999.75" calcext:value-type="float">
            <text:p>1999.75</text:p>
          </table:table-cell>
          <table:table-cell table:formula="of:=ROUND(2017-[.$C57])" office:value-type="float" office:value="17" calcext:value-type="float">
            <text:p>17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False</text:p>
          </table:table-cell>
          <table:table-cell table:number-columns-repeated="2" office:value-type="string" calcext:value-type="string">
            <text:p>not_applicabl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t applicable</text:p>
          </table:table-cell>
          <table:table-cell table:number-columns-repeated="3"/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3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_fan</text:p>
          </table:table-cell>
          <table:table-cell office:value-type="float" office:value="2016.75" calcext:value-type="float">
            <text:p>2016.75</text:p>
          </table:table-cell>
          <table:table-cell table:formula="of:=ROUND(2017-[.$C58])" office:value-type="float" office:value="0" calcext:value-type="float">
            <text:p>0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om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Less than once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4.25" calcext:value-type="float">
            <text:p>1994.25</text:p>
          </table:table-cell>
          <table:table-cell table:formula="of:=ROUND(2017-[.$C59])" office:value-type="float" office:value="23" calcext:value-type="float">
            <text:p>23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graduate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1" calcext:value-type="float">
            <text:p>2001</text:p>
          </table:table-cell>
          <table:table-cell table:formula="of:=ROUND(2017-[.$C60])" office:value-type="float" office:value="16" calcext:value-type="float">
            <text:p>16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Asexua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0.91666666667" calcext:value-type="float">
            <text:p>2000.91666666667</text:p>
          </table:table-cell>
          <table:table-cell table:formula="of:=ROUND(2017-[.$C61])" office:value-type="float" office:value="16" calcext:value-type="float">
            <text:p>16</text:p>
          </table:table-cell>
          <table:table-cell office:value-type="string" calcext:value-type="string">
            <text:p>Equal parts male and femal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nega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Yes, regularl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Several times a yea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Several times a month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.16666666667" calcext:value-type="float">
            <text:p>1997.16666666667</text:p>
          </table:table-cell>
          <table:table-cell table:formula="of:=ROUND(2017-[.$C62])" office:value-type="float" office:value="20" calcext:value-type="float">
            <text:p>20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om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Casual relationship</text:p>
          </table:table-cell>
          <table:table-cell table:number-columns-repeated="2" table:style-name="ce2" office:value-type="string" calcext:value-type="string">
            <text:p>Tru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but I might do so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Never</text:p>
          </table:table-cell>
          <table:table-cell table:number-columns-repeated="4" office:value-type="string" calcext:value-type="string">
            <text:p>Several times a yea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_fan</text:p>
          </table:table-cell>
          <table:table-cell office:value-type="float" office:value="1992.66666666667" calcext:value-type="float">
            <text:p>1992.66666666667</text:p>
          </table:table-cell>
          <table:table-cell table:formula="of:=ROUND(2017-[.$C63])" office:value-type="float" office:value="24" calcext:value-type="float">
            <text:p>24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graduate_university</text:p>
          </table:table-cell>
          <table:table-cell office:value-type="string" calcext:value-type="string">
            <text:p>Casual relationship</text:p>
          </table:table-cell>
          <table:table-cell/>
          <table:table-cell table:number-columns-repeated="2" table:style-name="ce2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Yes,occasionall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Daily</text:p>
          </table:table-cell>
          <table:table-cell table:number-columns-repeated="3" office:value-type="string" calcext:value-type="string">
            <text:p>Never</text:p>
          </table:table-cell>
          <table:table-cell table:number-columns-repeated="3" office:value-type="string" calcext:value-type="string">
            <text:p>Daily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84.91666666667" calcext:value-type="float">
            <text:p>1984.91666666667</text:p>
          </table:table-cell>
          <table:table-cell table:formula="of:=ROUND(2017-[.$C64])" office:value-type="float" office:value="32" calcext:value-type="float">
            <text:p>32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reative_furry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table:number-columns-repeated="3"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Month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lifestyler</text:p>
          </table:table-cell>
          <table:table-cell office:value-type="float" office:value="1992.58333333333" calcext:value-type="float">
            <text:p>1992.58333333333</text:p>
          </table:table-cell>
          <table:table-cell table:formula="of:=ROUND(2017-[.$C65])" office:value-type="float" office:value="24" calcext:value-type="float">
            <text:p>24</text:p>
          </table:table-cell>
          <table:table-cell office:value-type="string" calcext:value-type="string">
            <text:p>Mostly female</text:p>
          </table:table-cell>
          <table:table-cell office:value-type="string" calcext:value-type="string">
            <text:p>transgender</text:p>
          </table:table-cell>
          <table:table-cell office:value-type="string" calcext:value-type="string">
            <text:p>Pansexual</text:p>
          </table:table-cell>
          <table:table-cell office:value-type="string" calcext:value-type="string">
            <text:p>p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Yes, regularl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Less than once a year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.91666666667" calcext:value-type="float">
            <text:p>1997.91666666667</text:p>
          </table:table-cell>
          <table:table-cell table:formula="of:=ROUND(2017-[.$C66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Yearly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table:number-columns-repeated="2" office:value-type="string" calcext:value-type="string">
            <text:p>Weekly</text:p>
          </table:table-cell>
          <table:table-cell table:number-columns-repeated="2" office:value-type="string" calcext:value-type="string">
            <text:p>Yearl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_fan</text:p>
          </table:table-cell>
          <table:table-cell office:value-type="float" office:value="1993.75" calcext:value-type="float">
            <text:p>1993.75</text:p>
          </table:table-cell>
          <table:table-cell table:formula="of:=ROUND(2017-[.$C67])" office:value-type="float" office:value="23" calcext:value-type="float">
            <text:p>23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raduate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table:number-columns-repeated="3"/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lifestyler</text:p>
          </table:table-cell>
          <table:table-cell office:value-type="float" office:value="2003.41666666667" calcext:value-type="float">
            <text:p>2003.41666666667</text:p>
          </table:table-cell>
          <table:table-cell table:formula="of:=ROUND(2017-[.$C68])" office:value-type="float" office:value="14" calcext:value-type="float">
            <text:p>14</text:p>
          </table:table-cell>
          <table:table-cell office:value-type="string" calcext:value-type="string">
            <text:p>Female, completely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reative_furry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Long-term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Yes, regularly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Year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8" office:value-type="string" calcext:value-type="string">
            <text:p>False</text:p>
          </table:table-cell>
          <table:table-cell office:value-type="string" calcext:value-type="string">
            <text:p>mostly_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9.33333333333" calcext:value-type="float">
            <text:p>1999.33333333333</text:p>
          </table:table-cell>
          <table:table-cell table:formula="of:=ROUND(2017-[.$C69])" office:value-type="float" office:value="18" calcext:value-type="float">
            <text:p>18</text:p>
          </table:table-cell>
          <table:table-cell office:value-type="string" calcext:value-type="string">
            <text:p>Mostly female</text:p>
          </table:table-cell>
          <table:table-cell office:value-type="string" calcext:value-type="string">
            <text:p>transgender</text:p>
          </table:table-cell>
          <table:table-cell office:value-type="string" calcext:value-type="string">
            <text:p>Pansexual</text:p>
          </table:table-cell>
          <table:table-cell office:value-type="string" calcext:value-type="string">
            <text:p>p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Yes,occasionall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9"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.66666666667" calcext:value-type="float">
            <text:p>1997.66666666667</text:p>
          </table:table-cell>
          <table:table-cell table:formula="of:=ROUND(2017-[.$C70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graduat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Yes,occasionall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Year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onth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7.83333333333" calcext:value-type="float">
            <text:p>1997.83333333333</text:p>
          </table:table-cell>
          <table:table-cell table:formula="of:=ROUND(2017-[.$C71])" office:value-type="float" office:value="19" calcext:value-type="float">
            <text:p>19</text:p>
          </table:table-cell>
          <table:table-cell office:value-type="string" calcext:value-type="string">
            <text:p>Mostly male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echnical_college</text:p>
          </table:table-cell>
          <table:table-cell office:value-type="string" calcext:value-type="string">
            <text:p>Casual relationship</text:p>
          </table:table-cell>
          <table:table-cell table:number-columns-repeated="3" table:style-name="ce2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but I might do s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5" office:value-type="string" calcext:value-type="string">
            <text:p>True</text:p>
          </table:table-cell>
          <table:table-cell office:value-type="string" calcext:value-type="string">
            <text:p>mostly_other_specie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ther</text:p>
          </table:table-cell>
          <table:table-cell office:value-type="float" office:value="1997.91666666667" calcext:value-type="float">
            <text:p>1997.91666666667</text:p>
          </table:table-cell>
          <table:table-cell table:formula="of:=ROUND(2017-[.$C72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p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Long-term relationshi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very_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ess than once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Less than once a year</text:p>
          </table:table-cell>
          <table:table-cell table:number-columns-repeated="3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adjacent</text:p>
          </table:table-cell>
          <table:table-cell office:value-type="float" office:value="1999.83333333333" calcext:value-type="float">
            <text:p>1999.83333333333</text:p>
          </table:table-cell>
          <table:table-cell table:formula="of:=ROUND(2017-[.$C73])" office:value-type="float" office:value="17" calcext:value-type="float">
            <text:p>17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Mostly homosexual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Long-term relationshi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no_diffierence</text:p>
          </table:table-cell>
          <table:table-cell/>
          <table:table-cell office:value-type="string" calcext:value-type="string">
            <text:p>Not applicab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4.33333333333" calcext:value-type="float">
            <text:p>1994.33333333333</text:p>
          </table:table-cell>
          <table:table-cell table:formula="of:=ROUND(2017-[.$C74])" office:value-type="float" office:value="23" calcext:value-type="float">
            <text:p>23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eterosexual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ome_university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Yes,occasionall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Several times a yea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" office:value-type="string" calcext:value-type="string">
            <text:p>False</text:p>
          </table:table-cell>
          <table:table-cell office:value-type="string" calcext:value-type="string">
            <text:p>most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2.58333333333" calcext:value-type="float">
            <text:p>2002.58333333333</text:p>
          </table:table-cell>
          <table:table-cell table:formula="of:=ROUND(2017-[.$C75])" office:value-type="float" office:value="14" calcext:value-type="float">
            <text:p>14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office:value-type="string" calcext:value-type="string">
            <text:p>Less than once a year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3" office:value-type="string" calcext:value-type="string">
            <text:p>Never</text:p>
          </table:table-cell>
          <table:table-cell table:number-columns-repeated="2" office:value-type="string" calcext:value-type="string">
            <text:p>Week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nfurry</text:p>
          </table:table-cell>
          <table:table-cell office:value-type="float" office:value="2003.5" calcext:value-type="float">
            <text:p>2003.5</text:p>
          </table:table-cell>
          <table:table-cell table:formula="of:=ROUND(2017-[.$C76])" office:value-type="float" office:value="14" calcext:value-type="float">
            <text:p>14</text:p>
          </table:table-cell>
          <table:table-cell office:value-type="string" calcext:value-type="string">
            <text:p>Fe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9" office:value-type="string" calcext:value-type="string">
            <text:p>False</text:p>
          </table:table-cell>
          <table:table-cell table:number-columns-repeated="2" office:value-type="string" calcext:value-type="string">
            <text:p>not_applicable</text:p>
          </table:table-cell>
          <table:table-cell office:value-type="string" calcext:value-type="string">
            <text:p>very_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Fals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3.66666666667" calcext:value-type="float">
            <text:p>2003.66666666667</text:p>
          </table:table-cell>
          <table:table-cell table:formula="of:=ROUND(2017-[.$C77])" office:value-type="float" office:value="13" calcext:value-type="float">
            <text:p>13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Asexual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Protesta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one_knows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ily</text:p>
          </table:table-cell>
          <table:table-cell table:number-columns-repeated="3"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24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9.75" calcext:value-type="float">
            <text:p>1999.75</text:p>
          </table:table-cell>
          <table:table-cell table:formula="of:=ROUND(2017-[.$C78])" office:value-type="float" office:value="17" calcext:value-type="float">
            <text:p>17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Bisexual, leaning homosexual</text:p>
          </table:table-cell>
          <table:table-cell office:value-type="string" calcext:value-type="string">
            <text:p>p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office:value-type="string" calcext:value-type="string">
            <text:p>Casual relationship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1996.08333333333" calcext:value-type="float">
            <text:p>1996.08333333333</text:p>
          </table:table-cell>
          <table:table-cell table:formula="of:=ROUND(2017-[.$C79])" office:value-type="float" office:value="21" calcext:value-type="float">
            <text:p>21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mm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uddhis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omewhat_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very_in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table:number-columns-repeated="2" office:value-type="string" calcext:value-type="string">
            <text:p>Less than once a year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table:number-columns-repeated="2"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everal times a mont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_related</text:p>
          </table:table-cell>
          <table:table-cell office:value-type="float" office:value="1997.83333333333" calcext:value-type="float">
            <text:p>1997.83333333333</text:p>
          </table:table-cell>
          <table:table-cell table:formula="of:=ROUND(2017-[.$C80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Mostly heterosexual</text:p>
          </table:table-cell>
          <table:table-cell office:value-type="string" calcext:value-type="string">
            <text:p>ph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gnosti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ambivalent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3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Less than once a year</text:p>
          </table:table-cell>
          <table:table-cell office:value-type="string" calcext:value-type="string">
            <text:p>Weekly</text:p>
          </table:table-cell>
          <table:table-cell/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nfurry</text:p>
          </table:table-cell>
          <table:table-cell office:value-type="float" office:value="1996.91666666667" calcext:value-type="float">
            <text:p>1996.91666666667</text:p>
          </table:table-cell>
          <table:table-cell table:formula="of:=ROUND(2017-[.$C81])" office:value-type="float" office:value="20" calcext:value-type="float">
            <text:p>20</text:p>
          </table:table-cell>
          <table:table-cell office:value-type="string" calcext:value-type="string">
            <text:p>Male, completely</text:p>
          </table:table-cell>
          <table:table-cell/>
          <table:table-cell office:value-type="string" calcext:value-type="string">
            <text:p>Mostly heterosexua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Christian, Catholic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graduate_highschool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False</text:p>
          </table:table-cell>
          <table:table-cell table:number-columns-repeated="2" office:value-type="string" calcext:value-type="string">
            <text:p>not_applicabl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t applicable</text:p>
          </table:table-cell>
          <table:table-cell table:number-columns-repeated="11"/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ry</text:p>
          </table:table-cell>
          <table:table-cell office:value-type="float" office:value="2003" calcext:value-type="float">
            <text:p>2003</text:p>
          </table:table-cell>
          <table:table-cell table:formula="of:=ROUND(2017-[.$C82])" office:value-type="float" office:value="14" calcext:value-type="float">
            <text:p>14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omosexual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theis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highschool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very_positiv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No, and I would not do so</text:p>
          </table:table-cell>
          <table:table-cell table:number-columns-repeated="3"/>
          <table:table-cell table:number-columns-repeated="2" office:value-type="string" calcext:value-type="string">
            <text:p>Dai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Weekly</text:p>
          </table:table-cell>
          <table:table-cell office:value-type="string" calcext:value-type="string">
            <text:p>Several times a year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pletely_human</text:p>
          </table:table-cell>
          <table:table-cell table:number-columns-repeated="9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ur_fan</text:p>
          </table:table-cell>
          <table:table-cell office:value-type="float" office:value="1997.91666666667" calcext:value-type="float">
            <text:p>1997.91666666667</text:p>
          </table:table-cell>
          <table:table-cell table:formula="of:=ROUND(2017-[.$C83])" office:value-type="float" office:value="19" calcext:value-type="float">
            <text:p>19</text:p>
          </table:table-cell>
          <table:table-cell office:value-type="string" calcext:value-type="string">
            <text:p>Male, completely</text:p>
          </table:table-cell>
          <table:table-cell office:value-type="string" calcext:value-type="string">
            <text:p>cisgender</text:p>
          </table:table-cell>
          <table:table-cell office:value-type="string" calcext:value-type="string">
            <text:p>Completely heterosexual</text:p>
          </table:table-cell>
          <table:table-cell office:value-type="string" calcext:value-type="string">
            <text:p>id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slim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going_university</text:p>
          </table:table-cell>
          <table:table-cell office:value-type="string" calcext:value-type="string">
            <text:p>Singl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o_knowledge</text:p>
          </table:table-cell>
          <table:table-cell office:value-type="string" calcext:value-type="string">
            <text:p>no_diffierence</text:p>
          </table:table-cell>
          <table:table-cell office:value-type="string" calcext:value-type="string">
            <text:p>inaccurate</text:p>
          </table:table-cell>
          <table:table-cell office:value-type="string" calcext:value-type="string">
            <text:p>No, but I might do so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string" calcext:value-type="string">
            <text:p>Month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Weekly</text:p>
          </table:table-cell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Daily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6" office:value-type="string" calcext:value-type="string">
            <text:p>False</text:p>
          </table:table-cell>
          <table:table-cell office:value-type="string" calcext:value-type="string">
            <text:p>completely_human_admire_aspects</text:p>
          </table:table-cell>
          <table:table-cell table:number-columns-repeated="913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2"/>
          <table:table-cell table:style-name="Default" table:number-columns-repeated="9"/>
          <table:table-cell table:number-columns-repeated="19"/>
          <table:table-cell table:style-name="Default" table:number-columns-repeated="4"/>
          <table:table-cell table:number-columns-repeated="9"/>
          <table:table-cell table:style-name="Default" table:number-columns-repeated="24"/>
          <table:table-cell table:number-columns-repeated="914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2"/>
          <table:table-cell table:style-name="Default" table:number-columns-repeated="9"/>
          <table:table-cell table:number-columns-repeated="19"/>
          <table:table-cell table:style-name="Default" table:number-columns-repeated="4"/>
          <table:table-cell table:style-name="ce3" table:formula="of:=SUM([.BF2:.BF83]) / 830" office:value-type="percentage" office:value="0.872289156626506" calcext:value-type="percentage">
            <text:p>87.23%</text:p>
          </table:table-cell>
          <table:table-cell table:style-name="ce3" table:formula="of:=SUM([.BG2:.BG83]) / 830" office:value-type="percentage" office:value="0.718072289156626" calcext:value-type="percentage">
            <text:p>71.81%</text:p>
          </table:table-cell>
          <table:table-cell table:style-name="ce3" table:formula="of:=SUM([.BH2:.BH83]) / 830" office:value-type="percentage" office:value="0.769879518072289" calcext:value-type="percentage">
            <text:p>76.99%</text:p>
          </table:table-cell>
          <table:table-cell table:style-name="ce3" table:formula="of:=SUM([.BI2:.BI83]) / 830" office:value-type="percentage" office:value="0.807228915662651" calcext:value-type="percentage">
            <text:p>80.72%</text:p>
          </table:table-cell>
          <table:table-cell table:style-name="ce3" table:formula="of:=SUM([.BJ2:.BJ83]) / 830" office:value-type="percentage" office:value="0.891566265060241" calcext:value-type="percentage">
            <text:p>89.16%</text:p>
          </table:table-cell>
          <table:table-cell table:style-name="ce3" table:formula="of:=SUM([.BK2:.BK83]) / 830" office:value-type="percentage" office:value="0.736144578313253" calcext:value-type="percentage">
            <text:p>73.61%</text:p>
          </table:table-cell>
          <table:table-cell table:style-name="ce3" table:formula="of:=SUM([.BL2:.BL83]) / 830" office:value-type="percentage" office:value="0.850602409638554" calcext:value-type="percentage">
            <text:p>85.06%</text:p>
          </table:table-cell>
          <table:table-cell table:style-name="ce3" table:formula="of:=SUM([.BM2:.BM83]) / 830" office:value-type="percentage" office:value="0.866265060240964" calcext:value-type="percentage">
            <text:p>86.63%</text:p>
          </table:table-cell>
          <table:table-cell table:style-name="ce3" table:formula="of:=SUM([.BN2:.BN83]) / 830" office:value-type="percentage" office:value="0.819277108433735" calcext:value-type="percentage">
            <text:p>81.93%</text:p>
          </table:table-cell>
          <table:table-cell table:style-name="Default" table:number-columns-repeated="24"/>
          <table:table-cell table:number-columns-repeated="9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9:58:35.816350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MacOSX_X86_64 LibreOffice_project/0312e1a284a7d50ca85a365c316c7abbf20a4d22</meta:generator>
    <dc:date>2018-01-03T10:09:43.597520265</dc:date>
    <dc:creator>Madison Scott-Clary</dc:creator>
    <meta:editing-duration>PT10M10S</meta:editing-duration>
    <meta:editing-cycles>3</meta:editing-cycles>
    <meta:document-statistic meta:table-count="1" meta:cell-count="7189" meta:object-count="0"/>
  </office:meta>
</office:document-meta>
</file>